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42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Doug #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Fluxish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Lightness (Corrected)</text:p>
          </table:table-cell>
          <table:table-cell table:style-name="ce1" office:value-type="string" calcext:value-type="string">
            <text:p>OK Reflection</text:p>
          </table:table-cell>
          <table:table-cell table:style-name="ce1" office:value-type="string" calcext:value-type="string">
            <text:p>OK Eye Width</text:p>
          </table:table-cell>
          <table:table-cell table:style-name="ce1" office:value-type="string" calcext:value-type="string">
            <text:p>OK Stacking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36" calcext:value-type="float">
            <text:p>0.63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pside Down…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.145" calcext:value-type="float">
            <text:p>1.145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292" calcext:value-type="float">
            <text:p>0.29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Eye Width and Reflection BB far off on both (BLUE ISH)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92" calcext:value-type="float">
            <text:p>0.992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09" calcext:value-type="float">
            <text:p>0.30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.793" calcext:value-type="float">
            <text:p>1.793</text:p>
          </table:table-cell>
          <table:table-cell office:value-type="float" office:value="0.32" calcext:value-type="float">
            <text:p>0.32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ye Width far off on both. Reflection BB good on left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48" calcext:value-type="float">
            <text:p>0.9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" calcext:value-type="float">
            <text:p>0.38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446" calcext:value-type="float">
            <text:p>0.446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524" calcext:value-type="float">
            <text:p>0.524</text:p>
          </table:table-cell>
          <table:table-cell office:value-type="float" office:value="0.269" calcext:value-type="float">
            <text:p>0.269</text:p>
          </table:table-cell>
          <table:table-cell office:value-type="float" office:value="0.448" calcext:value-type="float">
            <text:p>0.448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.044" calcext:value-type="float">
            <text:p>1.044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eflection BB and Eye width are far off on both. Looks like full eye BB might be off on left eye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572" calcext:value-type="float">
            <text:p>0.57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58" calcext:value-type="float">
            <text:p>0.458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nor width issue. Not quite the full eye width (maybe blueish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597" calcext:value-type="float">
            <text:p>0.597</text:p>
          </table:table-cell>
          <table:table-cell office:value-type="float" office:value="0.339" calcext:value-type="float">
            <text:p>0.339</text:p>
          </table:table-cell>
          <table:table-cell office:value-type="float" office:value="0.468" calcext:value-type="float">
            <text:p>0.468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Eye Width Could Be better (still ok enough… barely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9" calcext:value-type="float">
            <text:p>0.469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475" calcext:value-type="float">
            <text:p>0.47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47" calcext:value-type="float">
            <text:p>0.47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Right eye width is not found 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75" calcext:value-type="float">
            <text:p>0.175</text:p>
          </table:table-cell>
          <table:table-cell office:value-type="float" office:value="0.282" calcext:value-type="float">
            <text:p>0.282</text:p>
          </table:table-cell>
          <table:table-cell office:value-type="float" office:value="0.473" calcext:value-type="float">
            <text:p>0.47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Reflection BB is too small on left eye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01" calcext:value-type="float">
            <text:p>0.6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476" calcext:value-type="float">
            <text:p>0.476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nor eye width issue (REDISH)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7" calcext:value-type="float">
            <text:p>0.307</text:p>
          </table:table-cell>
          <table:table-cell office:value-type="float" office:value="0.477" calcext:value-type="float">
            <text:p>0.477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484" calcext:value-type="float">
            <text:p>0.4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5" calcext:value-type="float">
            <text:p>0.485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485" calcext:value-type="float">
            <text:p>0.48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ye Width pretty far off on both eye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95" calcext:value-type="float">
            <text:p>0.89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86" calcext:value-type="float">
            <text:p>0.486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miiight be off. Could be full flash light bleed though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348" calcext:value-type="float">
            <text:p>0.348</text:p>
          </table:table-cell>
          <table:table-cell office:value-type="float" office:value="0.506" calcext:value-type="float">
            <text:p>0.506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nor eye width issue (REDISH), very minor Reflection BB issue on left eye (Check half flash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.079" calcext:value-type="float">
            <text:p>1.0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" calcext:value-type="float">
            <text:p>0.24</text:p>
          </table:table-cell>
          <table:table-cell office:value-type="float" office:value="0.527" calcext:value-type="float">
            <text:p>0.527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ery Blue. Eye Width is slightly off. Reflection BB is slightly off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12" calcext:value-type="float">
            <text:p>0.612</text:p>
          </table:table-cell>
          <table:table-cell office:value-type="float" office:value="0.27" calcext:value-type="float">
            <text:p>0.27</text:p>
          </table:table-cell>
          <table:table-cell office:value-type="float" office:value="0.527" calcext:value-type="float">
            <text:p>0.5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Reflection BB might be slight off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91" calcext:value-type="float">
            <text:p>0.991</text:p>
          </table:table-cell>
          <table:table-cell office:value-type="float" office:value="0.362" calcext:value-type="float">
            <text:p>0.362</text:p>
          </table:table-cell>
          <table:table-cell office:value-type="float" office:value="0.528" calcext:value-type="float">
            <text:p>0.528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544" calcext:value-type="float">
            <text:p>0.544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Reflection BB could be better. Pretty close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98" calcext:value-type="float">
            <text:p>0.19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44" calcext:value-type="float">
            <text:p>0.5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Reflection is dim, Selected Area is too smal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94" calcext:value-type="float">
            <text:p>0.6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469" calcext:value-type="float">
            <text:p>0.46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59" calcext:value-type="float">
            <text:p>0.559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781" calcext:value-type="float">
            <text:p>0.781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561" calcext:value-type="float">
            <text:p>0.56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99" calcext:value-type="float">
            <text:p>0.69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61" calcext:value-type="float">
            <text:p>0.56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7" calcext:value-type="float">
            <text:p>0.577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536" calcext:value-type="float">
            <text:p>0.5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87" calcext:value-type="float">
            <text:p>0.5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756" calcext:value-type="float">
            <text:p>0.7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603" calcext:value-type="float">
            <text:p>0.60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6" calcext:value-type="float">
            <text:p>0.616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2" calcext:value-type="float">
            <text:p>0.8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618" calcext:value-type="float">
            <text:p>0.6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46" calcext:value-type="float">
            <text:p>0.446</text:p>
          </table:table-cell>
          <table:table-cell office:value-type="float" office:value="0.622" calcext:value-type="float">
            <text:p>0.62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8" calcext:value-type="float">
            <text:p>0.6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623" calcext:value-type="float">
            <text:p>0.62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office:value-type="float" office:value="0.308" calcext:value-type="float">
            <text:p>0.308</text:p>
          </table:table-cell>
          <table:table-cell office:value-type="float" office:value="0.629" calcext:value-type="float">
            <text:p>0.62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is Slightly of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3" calcext:value-type="float">
            <text:p>0.63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632" calcext:value-type="float">
            <text:p>0.632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788" calcext:value-type="float">
            <text:p>0.78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633" calcext:value-type="float">
            <text:p>0.633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73" calcext:value-type="float">
            <text:p>0.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635" calcext:value-type="float">
            <text:p>0.635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39" calcext:value-type="float">
            <text:p>0.639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1" calcext:value-type="float">
            <text:p>0.311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ye Width not found correctly. Reflection BB is slightly off (check half flash)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Very Blue. Eye Width way off. Left Eye Reflection way off</text:p>
          </table:table-cell>
        </table:table-row>
      </table:table>
      <table:named-expressions/>
      <table:database-ranges>
        <table:database-range table:name="__Anonymous_Sheet_DB__0" table:target-range-address="Sheet1.A1:Sheet1.I69">
          <table:filter>
            <table:filter-and>
              <table:filter-condition table:field-number="1" table:data-type="number" table:value="1" table:operator="="/>
              <table:filter-condition table:field-number="5" table:data-type="number" table:value="1" table:operator="="/>
              <table:filter-condition table:field-number="6" table:data-type="number" table:value="1" table:operator="="/>
              <table:filter-condition table:field-number="7" table:data-type="number" table:value="1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2:49:00.363296145</meta:creation-date>
    <meta:generator>LibreOffice/6.0.3.2$Linux_X86_64 LibreOffice_project/00m0$Build-2</meta:generator>
    <dc:date>2019-01-04T17:39:15.122688126</dc:date>
    <meta:editing-duration>PT14M14S</meta:editing-duration>
    <meta:editing-cycles>2</meta:editing-cycles>
    <meta:document-statistic meta:table-count="1" meta:cell-count="427" meta:object-count="0"/>
  </office:meta>
</office:document-meta>
</file>